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59a9" officeooo:paragraph-rsid="000d59a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59a9" officeooo:paragraph-rsid="0004892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87fb0" officeooo:paragraph-rsid="00053ba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c4868" officeooo:paragraph-rsid="002c486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d52a3" officeooo:paragraph-rsid="002d52a3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e90b6" officeooo:paragraph-rsid="0030332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fo:font-weight="normal" officeooo:rsid="0001b504" officeooo:paragraph-rsid="0001b50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48923" officeooo:paragraph-rsid="0004892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03298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32988" officeooo:paragraph-rsid="001def0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4c46e" officeooo:paragraph-rsid="0014c46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def06" officeooo:paragraph-rsid="001def0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2c4868" officeooo:paragraph-rsid="002c486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20bbfa" officeooo:paragraph-rsid="001def06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2c4868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bold" officeooo:rsid="002c4868" officeooo:paragraph-rsid="00303329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32988" officeooo:paragraph-rsid="0003298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c4868" officeooo:paragraph-rsid="002c486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287fb0" officeooo:paragraph-rsid="00025431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287fb0" officeooo:paragraph-rsid="00053ba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bold" officeooo:rsid="002c4868" officeooo:paragraph-rsid="002c4868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025431" officeooo:paragraph-rsid="00053ba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c4868" officeooo:paragraph-rsid="002c486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053ba8" officeooo:paragraph-rsid="00053ba8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1c580" officeooo:paragraph-rsid="0031c580" style:font-weight-asian="normal" style:font-weight-complex="normal"/>
    </style:style>
    <style:style style:name="T1" style:family="text">
      <style:text-properties officeooo:rsid="002c486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90b6" style:font-weight-asian="bold" style:font-weight-complex="bold"/>
    </style:style>
    <style:style style:name="T4" style:family="text">
      <style:text-properties officeooo:rsid="002d52a3"/>
    </style:style>
    <style:style style:name="T5" style:family="text">
      <style:text-properties officeooo:rsid="002e90b6"/>
    </style:style>
    <style:style style:name="T6" style:family="text">
      <style:text-properties officeooo:rsid="00303329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4c46e" style:font-size-asian="14pt" style:font-weight-asian="bold" style:font-size-complex="14pt" style:font-weight-complex="bold"/>
    </style:style>
    <style:style style:name="T9" style:family="text">
      <style:text-properties officeooo:rsid="0033143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lden Benchmarks Suite</text:p>
      <text:p text:style-name="P20">Bisort</text:p>
      <text:p text:style-name="P12">Benchmark</text:p>
      <text:p text:style-name="P1"/>
      <text:p text:style-name="P26">Bisort benchmark implements the sorting problem with a bitonic sorting algorithm. The algorithm follows divide and conquer paradigm and closely resembles a merge sort algorithm.</text:p>
      <text:p text:style-name="P26"/>
      <text:p text:style-name="P26"><text:span text:style-name="T7">Abstract b</text:span><text:span text:style-name="T8">enchmark </text:span><text:span text:style-name="T7">description</text:span></text:p>
      <text:p text:style-name="P26"/>
      <text:p text:style-name="P26">1) Generate a collection of random numbers</text:p>
      <text:p text:style-name="P26">2) Sort the <text:span text:style-name="T9">generated </text:span>collection</text:p>
      <text:p text:style-name="P26"/>
      <text:p text:style-name="P26"/>
      <text:p text:style-name="P1"/>
      <text:p text:style-name="P1"/>
      <text:p text:style-name="P4">Bitonic sorting algorithm implementation.</text:p>
      <text:p text:style-name="P4"/>
      <text:p text:style-name="P22">Definition</text:p>
      <text:p text:style-name="P21">A sorted sequence is a monotonically non-decreasing (or non-increasing) sequence. A <text:span text:style-name="T2">bitonic</text:span> sequence is a sequence with<draw:frame draw:style-name="fr1" draw:name="Object1" text:anchor-type="as-char" svg:y="-0.377cm" svg:width="3.685cm" svg:height="0.531cm" draw:z-index="0"><draw:object xlink:href="./Object 1" xlink:type="simple" xlink:show="embed" xlink:actuate="onLoad"/><draw:image xlink:href="./ObjectReplacements/Object 1" xlink:type="simple" xlink:show="embed" xlink:actuate="onLoad"/></draw:frame>for some <text:span text:style-name="T1">k</text:span>, or a circular shift of such a sequence. </text:p>
      <text:p text:style-name="P23"/>
      <text:p text:style-name="P14">Data Structures</text:p>
      <text:p text:style-name="P23"/>
      <text:p text:style-name="P6">containers.h</text:p>
      <text:p text:style-name="P6">containers.cpp</text:p>
      <text:p text:style-name="P23"/>
      <text:p text:style-name="P5">1) <text:span text:style-name="T3">Binary tree </text:span><text:span text:style-name="T5">based implementation (recursive calls for left and right subtrees)</text:span></text:p>
      <text:p text:style-name="P5">2) std::sort<text:span text:style-name="T4">()</text:span> algorit<text:span text:style-name="T4">h</text:span>m based on <text:span text:style-name="T2">std::vector</text:span></text:p>
      <text:p text:style-name="P5">3) <text:span text:style-name="T3">C array</text:span><text:span text:style-name="T5"> based implementation (recursive calls on left and right array halves)</text:span></text:p>
      <text:p text:style-name="P23"/>
      <text:p text:style-name="P9">Computational method</text:p>
      <text:p text:style-name="P2"/>
      <text:p text:style-name="P7">The algorithm <text:span text:style-name="T6">is based on a sorting comparator network consisting of several layers. The network can be and is implemented in a divide and conquer way similar to that of a well-known merge sort. Sort() function is called on the left and right array halves recursively. The merging step of the merge sort algorithm is substituted with compare-and-swap step. The latter is possible due to input sequences required to be bitonic.</text:span></text:p>
      <text:p text:style-name="P2"><text:s text:c="2"/></text:p>
      <text:p text:style-name="P10">Implementation details</text:p>
      <text:p text:style-name="P18"/>
      <text:p text:style-name="P17"><text:span text:style-name="T6">Binary tree</text:span> <text:span text:style-name="T6">based </text:span>bitonic sort implementation</text:p>
      <text:p text:style-name="P19">olden_bitonic_sort.h</text:p>
      <text:p text:style-name="P19">olden_bitonic_sort.cpp</text:p>
      <text:p text:style-name="P14"/>
      <text:p text:style-name="P16">C array bitonic sort implementation</text:p>
      <text:p text:style-name="P19">bitonic_sort.h</text:p>
      <text:p text:style-name="P19">bitonic_sort.cpp</text:p>
      <text:p text:style-name="P3"/>
      <text:p text:style-name="P13">Feasibility results</text:p>
      <text:p text:style-name="P11"><text:soft-page-break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20:39.342885420</meta:creation-date>
    <dc:date>2019-11-15T17:30:33.491186667</dc:date>
    <meta:editing-duration>PT22H15M45S</meta:editing-duration>
    <meta:editing-cycles>19</meta:editing-cycles>
    <meta:generator>LibreOffice/6.1.4.2$Linux_X86_64 LibreOffice_project/10$Build-2</meta:generator>
    <meta:document-statistic meta:table-count="0" meta:image-count="0" meta:object-count="1" meta:page-count="2" meta:paragraph-count="27" meta:word-count="204" meta:character-count="1428" meta:non-whitespace-character-count="1247"/>
  </office:meta>
</office:document-meta>
</file>

<file path=Object 1/content.xml><?xml version="1.0" encoding="utf-8"?>
<math xmlns="http://www.w3.org/1998/Math/MathML" display="block">
  <semantics>
    <mrow>
      <msub>
        <mi>x</mi>
        <mn>0</mn>
      </msub>
      <mo stretchy="false">≤</mo>
      <mn>...</mn>
      <mo stretchy="false">≤</mo>
      <msub>
        <mi>x</mi>
        <mi>k</mi>
      </msub>
      <mo stretchy="false">≥</mo>
      <mn>...</mn>
      <mo stretchy="false">≥</mo>
      <msub>
        <mi>x</mi>
        <mrow>
          <mi>n</mi>
          <mo stretchy="false">−</mo>
          <mn>1</mn>
        </mrow>
      </msub>
    </mrow>
    <annotation encoding="StarMath 5.0">x_{0} &lt;= ... &lt;= x_{k} &gt;= ... &gt;= x_{n-1}</annotation>
  </semantics>
</math>
</file>